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</style:style>
    <style:style style:name="P2" style:family="paragraph" style:parent-style-name="Heading_20_3">
      <style:paragraph-properties fo:text-align="center" style:justify-single-word="false"/>
      <style:text-properties fo:font-size="24pt" style:font-size-asian="24pt" style:font-size-complex="24pt"/>
    </style:style>
    <style:style style:name="P3" style:family="paragraph" style:parent-style-name="Preformatted_20_Text">
      <style:paragraph-properties fo:margin-top="0in" fo:margin-bottom="0.1965in" loext:contextual-spacing="false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6" style:family="paragraph" style:parent-style-name="Text_20_body">
      <style:paragraph-properties fo:margin-top="0in" fo:margin-bottom="0in" loext:contextual-spacing="false" fo:text-align="center" style:justify-single-word="false"/>
      <style:text-properties fo:font-size="24pt" style:font-size-asian="24pt" style:font-size-complex="24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pan text:style-name="Source_20_Text"><text:span text:style-name="T2">Meny</text:span></text:span></text:h>
      <text:p text:style-name="P4"><text:span text:style-name="Source_20_Text"><text:span text:style-name="T2"/></text:span></text:p>
      <text:h text:style-name="P2" text:outline-level="3">Kaffe</text:h>
      <text:p text:style-name="P6">Bryggkaffe - 25kr </text:p>
      <text:p text:style-name="P6">Kaffe latte - 38kr </text:p>
      <text:p text:style-name="P6">Kaffe Mocha - 35kr </text:p>
      <text:p text:style-name="P5">Espresso - 30kr </text:p>
      <text:h text:style-name="P2" text:outline-level="3">Catering</text:h>
      <text:p text:style-name="P6">Ost och skinkmacka - 45kr </text:p>
      <text:p text:style-name="P6">Räksmörgås - 65kr </text:p>
      <text:p text:style-name="P6">Kycklingsallad - 80kr </text:p>
      <text:p text:style-name="P5">Ceasarsallad - 85kr </text:p>
      <text:h text:style-name="P2" text:outline-level="3">Dryck</text:h>
      <text:p text:style-name="P6">Vatten - 15kr </text:p>
      <text:p text:style-name="P6">Läsk - 25kr </text:p>
      <text:p text:style-name="P6">Iste - 28kr </text:p>
      <text:p text:style-name="P5">Apelsinjuice - 20kr </text:p>
      <text:p text:style-name="Preformatted_20_Text"><text:span text:style-name="Source_20_Text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8T12:45:08.153348715</meta:creation-date>
    <dc:date>2020-09-18T17:58:02.284629704</dc:date>
    <meta:editing-duration>PT5H2M44S</meta:editing-duration>
    <meta:editing-cycles>1</meta:editing-cycles>
    <meta:document-statistic meta:table-count="0" meta:image-count="0" meta:object-count="0" meta:page-count="1" meta:paragraph-count="16" meta:word-count="44" meta:character-count="238" meta:non-whitespace-character-count="198"/>
    <meta:generator>LibreOffice/6.4.4.2$Linux_X86_64 LibreOffice_project/40$Build-2</meta:generator>
  </office:meta>
</office:document-meta>
</file>